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890" officeooo:paragraph-rsid="0016f890"/>
    </style:style>
    <style:style style:name="P2" style:family="paragraph" style:parent-style-name="Standard">
      <style:text-properties officeooo:rsid="00170a4f" officeooo:paragraph-rsid="00170a4f"/>
    </style:style>
    <style:style style:name="P3" style:family="paragraph" style:parent-style-name="Standard">
      <style:text-properties officeooo:rsid="001980c4" officeooo:paragraph-rsid="001980c4"/>
    </style:style>
    <style:style style:name="T1" style:family="text">
      <style:text-properties officeooo:rsid="0018f50e"/>
    </style:style>
    <style:style style:name="T2" style:family="text">
      <style:text-properties officeooo:rsid="00198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 de server:</text:p>
      <text:p text:style-name="P1">$ python manage.py dumpdata --indent=4 -e sessions -e contenttypes -e auth.Permission -e iom.UserProfile &gt; iom.json</text:p>
      <text:p text:style-name="P1"/>
      <text:p text:style-name="P1">Op development:</text:p>
      <text:p text:style-name="P1"># create empty database</text:p>
      <text:p text:style-name="P1">mysql&gt; drop database iom;</text:p>
      <text:p text:style-name="P1">mysql&gt; create database iom;</text:p>
      <text:p text:style-name="P1"/>
      <text:p text:style-name="P1"># generate structure</text:p>
      <text:p text:style-name="P1">$ python manage.py migrate</text:p>
      <text:p text:style-name="P1">(dont create user)</text:p>
      <text:p text:style-name="P1"/>
      <text:p text:style-name="P1"># load data (dont complain about fields)</text:p>
      <text:p text:style-name="P1">$ python manage.py loaddata -i iom.json</text:p>
      <text:p text:style-name="P1"/>
      <text:p text:style-name="P2"><text:span text:style-name="T2">(</text:span>fix polymorphic content type id for series and charts: <text:span text:style-name="T1">run migration 0002 on acacia.data)</text:span></text:p>
      <text:p text:style-name="P3"/>
      <text:p text:style-name="P3">mysql: drop charts, chartseries, series, manualseries</text:p>
      <text:p text:style-name="P3">in admin page: alle grafieken en tijdreeksen opnieuw aanmake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26:35.886135201</meta:creation-date>
    <dc:date>2016-02-24T15:36:36.399760202</dc:date>
    <meta:editing-duration>PT51M5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85" meta:character-count="565" meta:non-whitespace-character-count="495"/>
  </office:meta>
</office:document-meta>
</file>